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E000003945D1B1261FAE283EA.png" manifest:media-type="image/png"/>
  <manifest:file-entry manifest:full-path="Pictures/100000000000055B00000391D598499E850F7C31.png" manifest:media-type="image/png"/>
  <manifest:file-entry manifest:full-path="Pictures/100000000000055D0000039598C3F136714CDBAE.png" manifest:media-type="image/png"/>
  <manifest:file-entry manifest:full-path="Pictures/100000000000055B0000039112E0ED4A3E6FC828.png" manifest:media-type="image/png"/>
  <manifest:file-entry manifest:full-path="Pictures/100000000000055B0000039285968AF5039899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2e54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33968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623cm" svg:height="15.749cm" svg:x="2.276cm" svg:y="0.045cm">
          <draw:image xlink:href="Pictures/100000000000055E000003945D1B1261FAE283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3.65cm" svg:height="15.749cm" svg:x="2.263cm" svg:y="0.045cm">
          <draw:image xlink:href="Pictures/100000000000055B00000391D598499E850F7C31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3.58cm" svg:height="15.749cm" svg:x="2.298cm" svg:y="0.045cm">
          <draw:image xlink:href="Pictures/100000000000055D0000039598C3F136714CDB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3.65cm" svg:height="15.749cm" svg:x="2.263cm" svg:y="0.045cm">
          <draw:image xlink:href="Pictures/100000000000055B0000039112E0ED4A3E6FC8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1" draw:text-style-name="P1" draw:layer="layout" svg:width="23.624cm" svg:height="15.749cm" svg:x="2.2cm" svg:y="0cm">
          <draw:image xlink:href="Pictures/100000000000055B0000039285968AF5039899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0T12:21:30.565000000</meta:creation-date>
    <dc:date>2019-09-10T12:43:33.584000000</dc:date>
    <meta:editing-duration>PT2M56S</meta:editing-duration>
    <meta:editing-cycles>1</meta:editing-cycles>
    <meta:generator>LibreOffice/6.3.1.2$Windows_X86_64 LibreOffice_project/b79626edf0065ac373bd1df5c28bd630b4424273</meta:generator>
    <meta:document-statistic meta:object-count="36"/>
  </office:meta>
</office:document-meta>
</file>